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Lato, Calibri, Arial, sans-serif"/>
  </office:font-face-decls>
  <office:automatic-styles>
    <style:style style:name="P1" style:family="paragraph" style:parent-style-name="Standard">
      <style:text-properties officeooo:rsid="001999aa" officeooo:paragraph-rsid="001999aa"/>
    </style:style>
    <style:style style:name="P2" style:family="paragraph" style:parent-style-name="Standard">
      <style:text-properties officeooo:rsid="001aa4a8" officeooo:paragraph-rsid="001aa4a8"/>
    </style:style>
    <style:style style:name="P3" style:family="paragraph" style:parent-style-name="Standard">
      <style:text-properties officeooo:paragraph-rsid="001c5982"/>
    </style:style>
    <style:style style:name="P4" style:family="paragraph" style:parent-style-name="Standard">
      <style:text-properties officeooo:paragraph-rsid="0021bf11"/>
    </style:style>
    <style:style style:name="P5" style:family="paragraph" style:parent-style-name="Standard">
      <style:text-properties officeooo:paragraph-rsid="002ef0ac"/>
    </style:style>
    <style:style style:name="P6" style:family="paragraph" style:parent-style-name="Standard">
      <style:text-properties officeooo:paragraph-rsid="003e98b9"/>
    </style:style>
    <style:style style:name="P7" style:family="paragraph" style:parent-style-name="Text_20_body">
      <style:text-properties officeooo:paragraph-rsid="0028999a"/>
    </style:style>
    <style:style style:name="T1" style:family="text">
      <style:text-properties officeooo:rsid="0028999a"/>
    </style:style>
    <style:style style:name="T2" style:family="text">
      <style:text-properties officeooo:rsid="002a7257"/>
    </style:style>
    <style:style style:name="T3" style:family="text">
      <style:text-properties officeooo:rsid="003bb478"/>
    </style:style>
    <style:style style:name="T4" style:family="text">
      <style:text-properties officeooo:rsid="003e9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NOTES </text:span><text:span text:style-name="T2">de code </text:span><text:span text:style-name="T3">Arbres</text:span></text:p>
      <text:p text:style-name="P4"/>
      <text:p text:style-name="P2">Points positifs : </text:p>
      <text:p text:style-name="P2">- <text:span text:style-name="T4">readme explicite</text:span></text:p>
      <text:p text:style-name="P3">- <text:span text:style-name="T4">très beau fichier html ! (vous auriez pu masquer les warning et messages, mais c’est très bien d’avoir laissé les codes)</text:span></text:p>
      <text:p text:style-name="P3">- <text:span text:style-name="T4">beaucoup de travail !</text:span></text:p>
      <text:p text:style-name="P3">- <text:span text:style-name="T4">Bonne idée de représenter en vis-à-vis les distributions mort et vivant</text:span></text:p>
      <text:p text:style-name="P3">- <text:span text:style-name="T4">le document « dynamique » est bien organisé, le modèle poissonnien est bien expliqué, manque le rapport entre les coefficients et les % expliqués.</text:span></text:p>
      <text:p text:style-name="P3"/>
      <text:p text:style-name="P1">Points à améliorer : </text:p>
      <text:p text:style-name="P5">- <text:span text:style-name="T4">il faudrait expliquer comment refaire vos tables intermédiaires automatiquement (et calculer l’indice de shannon)</text:span></text:p>
      <text:p text:style-name="P5">- <text:span text:style-name="T4">la structure du fichier « arbres morts » ne s’affiche pas bien</text:span></text:p>
      <text:p text:style-name="P6">- <text:span text:style-name="T4">beaucoup de travail sur le diamètre des arbres mais les résultats des tests ne sont pas faciles à lire. Il faut essayer de représenter les choses de manières synthétique</text:span></text:p>
      <text:p text:style-name="P6"><text:span text:style-name="T4"><text:s/>-problèmes (NA) dans certaines moyennes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Lato, Calibri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e Sémon</meta:initial-creator>
    <meta:creation-date>2023-05-21T21:59:55.069727686</meta:creation-date>
    <dc:date>2023-05-21T22:50:32.727702343</dc:date>
    <dc:creator>Marie Sémon</dc:creator>
    <meta:editing-duration>PT50M20S</meta:editing-duration>
    <meta:editing-cycles>38</meta:editing-cycles>
    <meta:generator>LibreOffice/7.4.6.2$Linux_X86_64 LibreOffice_project/40$Build-2</meta:generator>
    <meta:document-statistic meta:table-count="0" meta:image-count="0" meta:object-count="0" meta:page-count="1" meta:paragraph-count="12" meta:word-count="141" meta:character-count="833" meta:non-whitespace-character-count="701"/>
  </office:meta>
</office:document-meta>
</file>